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C8FD4419.png"/>
  <manifest:file-entry manifest:media-type="image/png" manifest:full-path="Pictures/10000000000007800000043879815A3D.png"/>
  <manifest:file-entry manifest:media-type="image/png" manifest:full-path="Pictures/1000020100000780000004385D1C68F7.png"/>
  <manifest:file-entry manifest:media-type="image/png" manifest:full-path="Pictures/100002010000078000000438D9CD7F92.png"/>
  <manifest:file-entry manifest:media-type="image/png" manifest:full-path="Pictures/100002010000078000000438DADD7715.png"/>
  <manifest:file-entry manifest:media-type="image/png" manifest:full-path="Pictures/100002010000078000000438A95B6DAC.png"/>
  <manifest:file-entry manifest:media-type="image/png" manifest:full-path="Pictures/1000020100000780000004381E79AEF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98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family-generic="swiss" style:font-pitch="variable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908cm" svg:height="1.989cm" svg:x="0.981cm" svg:y="0.297cm" presentation:class="title" presentation:user-transformed="true">
          <draw:text-box>
            <text:p><text:span text:style-name="T1">Creation Instance with windows</text:span>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432cm" svg:height="18.46cm" svg:x="0.254cm" svg:y="2.54cm">
          <draw:image xlink:href="Pictures/10000000000007800000043879815A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27.178cm" svg:height="18.772cm" svg:x="0.508cm" svg:y="0.786cm" presentation:class="graphic" presentation:user-transformed="true">
          <draw:image xlink:href="Pictures/100002010000078000000438DADD77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27.58cm" svg:height="15.513cm" draw:transform="skewX (-0.0003490658503988) rotate (-0.000349065851584807) translate (0.106cm 1.891cm)" presentation:class="graphic" presentation:user-transformed="true">
          <draw:image xlink:href="Pictures/1000020100000780000004381E79AE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2.54cm" svg:x="1.4cm" svg:y="0.254cm" presentation:class="title" presentation:user-transformed="true">
          <draw:text-box>
            <text:p><text:span text:style-name="T2">Creation Instance with </text:span><text:span text:style-name="T3">Ubuntu</text:span></text:p>
          </draw:text-box>
        </draw:frame>
        <draw:frame draw:style-name="gr3" draw:text-style-name="P2" draw:layer="layout" svg:width="27.178cm" svg:height="18.288cm" svg:x="0.508cm" svg:y="2.286cm" presentation:class="graphic" presentation:user-transformed="true">
          <draw:image xlink:href="Pictures/100002010000078000000438A95B6D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2" draw:layer="layout" svg:width="27.432cm" svg:height="19.812cm" svg:x="0.254cm" svg:y="0.254cm" presentation:class="graphic" presentation:user-transformed="true">
          <draw:image xlink:href="Pictures/100002010000078000000438D9CD7F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2" draw:layer="layout" svg:width="27.178cm" svg:height="20.066cm" svg:x="0.508cm" svg:y="0.508cm" presentation:class="graphic" presentation:user-transformed="true">
          <draw:image xlink:href="Pictures/1000020100000780000004385D1C68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2" draw:layer="layout" svg:width="26.416cm" svg:height="19.05cm" svg:x="0.508cm" svg:y="0.762cm" presentation:class="graphic" presentation:user-transformed="true">
          <draw:image xlink:href="Pictures/100002010000078000000438C8FD44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khn fgf</meta:initial-creator>
    <meta:creation-date>2020-08-20T22:22:17.22</meta:creation-date>
    <meta:editing-duration>PT18M18S</meta:editing-duration>
    <meta:editing-cycles>7</meta:editing-cycles>
    <dc:date>2020-08-20T22:41:10.90</dc:date>
    <dc:creator>jkhn fgf</dc:creator>
    <meta:generator>OpenOffice/4.1.2$Win32 OpenOffice.org_project/412m3$Build-9782</meta:generator>
    <meta:document-statistic meta:object-count="45"/>
  </office:meta>
</office:document-meta>
</file>